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paragraph-rsid="000249fa"/>
    </style:style>
    <style:style style:name="P2" style:family="paragraph" style:parent-style-name="Standard">
      <style:text-properties fo:language="en" fo:country="US" officeooo:rsid="000249fa" officeooo:paragraph-rsid="000249fa"/>
    </style:style>
    <style:style style:name="P3" style:family="paragraph" style:parent-style-name="Standard">
      <style:text-properties fo:language="en" fo:country="US" officeooo:rsid="000249fa" officeooo:paragraph-rsid="0002c1ff"/>
    </style:style>
    <style:style style:name="P4" style:family="paragraph" style:parent-style-name="Standard">
      <style:text-properties officeooo:paragraph-rsid="0002c1f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249fa"/>
    </style:style>
    <style:style style:name="T3" style:family="text">
      <style:text-properties fo:language="en" fo:country="US" officeooo:rsid="0004c0b7"/>
    </style:style>
    <style:style style:name="T4" style:family="text">
      <style:text-properties officeooo:rsid="000249fa"/>
    </style:style>
    <style:style style:name="T5" style:family="text">
      <style:text-properties style:font-name="sans-serif"/>
    </style:style>
    <style:style style:name="T6" style:family="text">
      <style:text-properties style:font-name="sans-serif" fo:language="en" fo:country="US" officeooo:rsid="000249fa"/>
    </style:style>
    <style:style style:name="T7" style:family="text">
      <style:text-properties fo:language="ru" fo:country="RU" officeooo:rsid="000249fa"/>
    </style:style>
    <style:style style:name="T8" style:family="text">
      <style:text-properties fo:language="ru" fo:country="RU" officeooo:rsid="0002c1ff"/>
    </style:style>
    <style:style style:name="T9" style:family="text">
      <style:text-properties officeooo:rsid="0002c1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EGIN;</text:p>
      <text:p text:style-name="Standard">INSERT INTO `main_<text:span text:style-name="T3">copch</text:span>` VALUES (1, "Шея копченая свиная (в кусочке 0,5-0.8кг)", "кг", 660), (2, "Карбонат Копченчый свинной (в кусочке 0,5-0.8кг)", "кг", 650), (3, "Грудинка копченая свиная (в кусочке 0,5-0.6кг)", "кг", 530), (4, "Вырезка копченая свинная (в кусочке 0,4-0.6кг)", "кг", 650), (5, "Ребро копченое свинное мясистое (лента 0,7-0,8кг)", "кг", 450), </text:p>
      <text:p text:style-name="P1">(6, "Крыло копченое куриное", "кг", 400), (7, "Грудка копченая куриная (вес каждой 0.65кг)", "кг", 440), (<text:span text:style-name="T2">8</text:span>, "<text:bookmark text:name="page404R_mcid34"/><text:span text:style-name="T5">Голень копченая Индейка (вес каждой 0.35кг)</text:span>", "кг", <text:span text:style-name="T2">415</text:span>), (<text:span text:style-name="T2">9</text:span>, "<text:bookmark text:name="page404R_mcid38"/><text:span text:style-name="T5">Рулет куриный с сыром копченый (в палке 0.8кг)</text:span>", "кг", <text:span text:style-name="T2">5</text:span>60), (1<text:span text:style-name="T2">0</text:span>, "<text:bookmark text:name="page404R_mcid42"/><text:span text:style-name="T5">Рулет куриный с черносливом и курагой копченый (в палке 0.9кг)</text:span>", "кг", <text:span text:style-name="T2">5</text:span>60), (1<text:span text:style-name="T2">1</text:span>, "<text:bookmark text:name="page404R_mcid46"/><text:span text:style-name="T5">Колбаса копченая свинина-говядина (в палке 0.5кг)</text:span>", "кг", <text:span text:style-name="T1">6</text:span><text:span text:style-name="T2">8</text:span><text:span text:style-name="T1">0</text:span>), (1<text:span text:style-name="T2">2</text:span>, "<text:bookmark text:name="page404R_mcid50"/><text:span text:style-name="T5">Колбаса из лося (пока не сезон)</text:span>", "кг", <text:span text:style-name="T2">90</text:span>0), (1<text:span text:style-name="T2">3</text:span>, "<text:bookmark text:name="page404R_mcid54"/><text:span text:style-name="T5">Колбаски копченые к пиву</text:span>", "кг", <text:span text:style-name="T2">5</text:span><text:span text:style-name="T1">60</text:span>);</text:p>
      <text:p text:style-name="P2">COMMIT;</text:p>
      <text:p text:style-name="P2"/>
      <text:p text:style-name="P2"/>
      <text:p text:style-name="P2">BEGIN;</text:p>
      <text:p text:style-name="P1"><text:span text:style-name="T2">INSERT INTO `main_</text:span><text:span text:style-name="T3">poly</text:span><text:span text:style-name="T2">` VALUES (1, "</text:span><text:bookmark text:name="page404R_mcid58"/><text:span text:style-name="T5">Фарш свинина-говядина-шпик</text:span><text:span text:style-name="T2">", "кг", 460), (2, "</text:span><text:bookmark text:name="page404R_mcid62"/><text:span text:style-name="T6">Фарш свинина-говядина без шпика</text:span><text:span text:style-name="T2">", "кг", 480), (3, "</text:span><text:bookmark text:name="page404R_mcid66"/><text:span text:style-name="T6">Фарш говядина</text:span><text:span text:style-name="T2">", "кг", 540), (4, "</text:span><text:bookmark text:name="page404R_mcid70"/><text:span text:style-name="T6">Фарш свинина</text:span><text:span text:style-name="T2">", "кг", 380), (5, "</text:span><text:bookmark text:name="page404R_mcid74"/><text:span text:style-name="T6">Котлеты свинина-говядина</text:span><text:span text:style-name="T2">", "кг", 410), </text:span></text:p>
      <text:p text:style-name="P4"><text:bookmark text:name="page404R_mcid351"/><text:bookmark text:name="page404R_mcid911"/><text:bookmark text:name="page404R_mcid431"/><text:bookmark text:name="page404R_mcid391"/>(6, "<text:bookmark text:name="page404R_mcid78"/><text:span text:style-name="T5">Котлеты говядина</text:span>", "кг", <text:span text:style-name="T2">55</text:span>0), (7, "<text:bookmark text:name="page404R_mcid82"/><text:span text:style-name="T5">Шпик (контейнер 200гр)</text:span>", "<text:span text:style-name="T7">шт</text:span>", <text:span text:style-name="T2">12</text:span>0), (<text:span text:style-name="T2">8</text:span>, "<text:bookmark text:name="page404R_mcid86"/><text:span text:style-name="T5">Купаты Куриные с сыром</text:span>", "кг", <text:span text:style-name="T2">4</text:span><text:span text:style-name="T7">00</text:span>), (<text:span text:style-name="T2">9</text:span>, "<text:bookmark text:name="page404R_mcid90"/><text:span text:style-name="T5">Купаты свинина-говядина</text:span><text:bookmark text:name="page404R_mcid91"/>", "кг", <text:span text:style-name="T7">41</text:span>0), (1<text:span text:style-name="T2">0</text:span>, "<text:bookmark text:name="page404R_mcid94"/><text:span text:style-name="T5">Купаты Острые свинина</text:span>", "кг", <text:span text:style-name="T7">39</text:span>0), (1<text:span text:style-name="T2">1</text:span>, "<text:bookmark text:name="page404R_mcid98"/><text:span text:style-name="T5">Купаты Нежные свинина</text:span>", "кг", <text:span text:style-name="T7">39</text:span><text:span text:style-name="T1">0</text:span>), (1<text:span text:style-name="T2">2</text:span>, "<text:bookmark text:name="page404R_mcid102"/><text:span text:style-name="T5">Рулет куриный в духовку</text:span>", "кг", <text:span text:style-name="T7">58</text:span>0), (1<text:span text:style-name="T2">3</text:span>, "<text:bookmark text:name="page404R_mcid106"/><text:span text:style-name="T5">Пельмени свинина-говядина (фасовка по 0,5кг)</text:span>", "кг", <text:span text:style-name="T2">5</text:span><text:span text:style-name="T7">3</text:span><text:span text:style-name="T1">0</text:span>), (<text:span text:style-name="T7">14</text:span>, "<text:bookmark text:name="page404R_mcid110"/><text:span text:style-name="T5">Пельмени куриные (фасовка по 0,5кг)</text:span>", "кг", <text:span text:style-name="T7">49</text:span>0), (1<text:span text:style-name="T7">5</text:span>, "<text:bookmark text:name="page404R_mcid114"/><text:span text:style-name="T5">Шашлык шея свинина (маринад классический или кавказский)</text:span>", "кг", <text:span text:style-name="T7">51</text:span>0), (1<text:span text:style-name="T7">6</text:span>, "<text:bookmark text:name="page404R_mcid118"/><text:span text:style-name="T5">Шашлык карбонат свинина (маринад классический или кавказский)</text:span>", "кг", <text:span text:style-name="T8">50</text:span><text:span text:style-name="T1">0</text:span>), (1<text:span text:style-name="T7">7</text:span>, "<text:bookmark text:name="page404R_mcid122"/><text:span text:style-name="T5">Шашлык куриные крылья (маринад кавказский)</text:span>", "кг", <text:span text:style-name="T9">2</text:span><text:span text:style-name="T7">8</text:span>0), (1<text:span text:style-name="T7">8</text:span>, "<text:bookmark text:name="page404R_mcid126"/><text:span text:style-name="T5">Шашлык говядина (спиная часть)</text:span>", "кг", <text:span text:style-name="T8">75</text:span><text:span text:style-name="T1">0</text:span>);</text:p>
      <text:p text:style-name="P2">COMMIT;</text:p>
      <text:p text:style-name="P2"/>
      <text:p text:style-name="P2"/>
      <text:p text:style-name="P2"/>
      <text:p text:style-name="P4">BEGIN;</text:p>
      <text:p text:style-name="P4">INSERT INTO `main_<text:span text:style-name="T3">cold</text:span>` VALUES (1, "<text:bookmark text:name="page404R_mcid130"/><text:span text:style-name="T5">Язык говяжий</text:span> ", "кг", <text:span text:style-name="T9">80</text:span>0), (2, "<text:bookmark text:name="page404R_mcid134"/><text:span text:style-name="T5">Мякоть говядина (спина)</text:span>", "кг", <text:span text:style-name="T9">80</text:span>0), (3, "<text:bookmark text:name="page404R_mcid138"/><text:span text:style-name="T5">Говядина котлетная часть (мякоть)</text:span>", "кг", 5<text:span text:style-name="T9">0</text:span>0), (4, "<text:bookmark text:name="page404R_mcid142"/><text:span text:style-name="T5">Ребро телятина</text:span>", "кг", <text:span text:style-name="T9">51</text:span>0), (5, "<text:bookmark text:name="page404R_mcid146"/><text:span text:style-name="T5">Карбонат свинина</text:span><text:bookmark text:name="page404R_mcid147"/> ", "кг", 45<text:span text:style-name="T9">5</text:span>), </text:p>
      <text:p text:style-name="P4"><text:bookmark text:name="page404R_mcid352"/>(6, "<text:bookmark text:name="page404R_mcid149"/><text:span text:style-name="T5">Вырезка свинина</text:span>", "кг", 4<text:span text:style-name="T9">4</text:span>0), (7, "<text:bookmark text:name="page404R_mcid152"/><text:span text:style-name="T5">Шея свинина</text:span>", "кг", 4<text:span text:style-name="T9">55</text:span>), (<text:span text:style-name="T2">8</text:span>, "<text:bookmark text:name="page404R_mcid156"/><text:span text:style-name="T5">Ребро свинина</text:span>", "кг", <text:span text:style-name="T8">310</text:span>);</text:p>
      <text:p text:style-name="P3">COMMI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5T23:32:51.575000000</dc:date>
    <meta:editing-duration>PT6M52S</meta:editing-duration>
    <meta:editing-cycles>1</meta:editing-cycles>
    <meta:document-statistic meta:table-count="0" meta:image-count="0" meta:object-count="0" meta:page-count="1" meta:paragraph-count="12" meta:word-count="301" meta:character-count="2134" meta:non-whitespace-character-count="1842"/>
    <meta:generator>LibreOffice/7.3.3.2$Windows_X86_64 LibreOffice_project/d1d0ea68f081ee2800a922cac8f79445e4603348</meta:generator>
  </office:meta>
</office:document-meta>
</file>